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Gotham SSm" svg:font-family="'Gotham SSm', 'PingFang SC', 'Microsoft YaHei', apple-system, BlinkMacSystemFont, 'Segoe UI', Roboto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pitch="variable"/>
    <style:font-face style:name="新宋体" svg:font-family="新宋体" style:font-family-generic="modern" style:font-pitch="fixed"/>
  </office:font-face-decls>
  <office:automatic-styles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c293b"/>
    </style:style>
    <style:style style:name="P2" style:family="paragraph" style:parent-style-name="Standard">
      <style:text-properties officeooo:paragraph-rsid="0026e3a9"/>
    </style:style>
    <style:style style:name="P3" style:family="paragraph" style:parent-style-name="Standard">
      <style:text-properties officeooo:paragraph-rsid="002a17ba"/>
    </style:style>
    <style:style style:name="P4" style:family="paragraph" style:parent-style-name="Standard">
      <style:paragraph-properties fo:text-align="start" style:justify-single-word="false"/>
      <style:text-properties officeooo:paragraph-rsid="0033b0e5"/>
    </style:style>
    <style:style style:name="P5" style:family="paragraph" style:parent-style-name="Standard">
      <style:text-properties officeooo:paragraph-rsid="0033b0e5"/>
    </style:style>
    <style:style style:name="P6" style:family="paragraph" style:parent-style-name="Standard">
      <style:text-properties fo:color="#000000" loext:opacity="100%" officeooo:paragraph-rsid="00aef7d9"/>
    </style:style>
    <style:style style:name="P7" style:family="paragraph" style:parent-style-name="Standard">
      <style:text-properties fo:color="#000000" loext:opacity="100%" style:font-name="宋体" fo:font-size="12pt" fo:font-weight="normal" officeooo:rsid="00dd81b9" style:letter-kerning="false" style:font-size-asian="12pt" style:font-weight-asian="normal" style:font-name-complex="宋体" style:font-weight-complex="normal"/>
    </style:style>
    <style:style style:name="P8" style:family="paragraph" style:parent-style-name="Standard">
      <style:text-properties fo:color="#000000" loext:opacity="100%" style:font-name="宋体" fo:font-size="12pt" fo:font-weight="normal" officeooo:rsid="018acb95" officeooo:paragraph-rsid="019d53cb" style:letter-kerning="false" style:font-size-asian="12pt" style:font-weight-asian="normal" style:font-name-complex="宋体" style:font-weight-complex="normal"/>
    </style:style>
    <style:style style:name="P9" style:family="paragraph" style:parent-style-name="Standard">
      <style:text-properties fo:color="#000000" loext:opacity="100%" style:font-name="宋体" fo:font-size="12pt" fo:font-weight="normal" officeooo:rsid="018acb95" officeooo:paragraph-rsid="01ad9f37" style:letter-kerning="false" style:font-size-asian="12pt" style:font-weight-asian="normal" style:font-name-complex="宋体" style:font-weight-complex="normal"/>
    </style:style>
    <style:style style:name="P10" style:family="paragraph" style:parent-style-name="Standard">
      <style:text-properties fo:color="#000000" loext:opacity="100%" style:font-name="宋体" fo:font-size="12pt" fo:font-weight="normal" officeooo:rsid="018acb95" officeooo:paragraph-rsid="01b8b118" style:letter-kerning="false" style:font-size-asian="12pt" style:font-weight-asian="normal" style:font-name-complex="宋体" style:font-weight-complex="normal"/>
    </style:style>
    <style:style style:name="P11" style:family="paragraph" style:parent-style-name="Standard">
      <style:text-properties fo:color="#000000" loext:opacity="100%" style:font-name="宋体" fo:font-size="12pt" fo:font-weight="normal" officeooo:rsid="018acb95" officeooo:paragraph-rsid="01bc9f9e" style:letter-kerning="false" style:font-size-asian="12pt" style:font-weight-asian="normal" style:font-name-complex="宋体" style:font-weight-complex="normal"/>
    </style:style>
    <style:style style:name="P12" style:family="paragraph" style:parent-style-name="Standard">
      <style:text-properties fo:color="#000000" loext:opacity="100%" style:font-name="宋体" fo:font-size="12pt" fo:font-weight="normal" officeooo:rsid="018acb95" officeooo:paragraph-rsid="01c07947" style:letter-kerning="false" style:font-size-asian="12pt" style:font-weight-asian="normal" style:font-name-complex="宋体" style:font-weight-complex="normal"/>
    </style:style>
    <style:style style:name="P13" style:family="paragraph" style:parent-style-name="Standard">
      <style:text-properties fo:color="#000000" loext:opacity="100%" style:font-name="宋体" fo:font-size="12pt" fo:font-weight="normal" officeooo:rsid="018acb95" officeooo:paragraph-rsid="01c100f4" style:letter-kerning="false" style:font-size-asian="12pt" style:font-weight-asian="normal" style:font-name-complex="宋体" style:font-weight-complex="normal"/>
    </style:style>
    <style:style style:name="P14" style:family="paragraph" style:parent-style-name="Standard">
      <style:text-properties fo:color="#000000" loext:opacity="100%" style:font-name="宋体" fo:font-size="12pt" fo:font-weight="normal" officeooo:rsid="019784db" officeooo:paragraph-rsid="01a31f1c" style:letter-kerning="false" style:font-size-asian="12pt" style:font-weight-asian="normal" style:font-name-complex="宋体" style:font-weight-complex="normal"/>
    </style:style>
    <style:style style:name="P15" style:family="paragraph" style:parent-style-name="Standard">
      <style:text-properties fo:color="#000000" loext:opacity="100%" style:font-name="宋体" fo:font-size="12pt" fo:font-weight="normal" officeooo:rsid="01bc5c99" officeooo:paragraph-rsid="0193cf05" style:letter-kerning="false" style:font-size-asian="12pt" style:font-weight-asian="normal" style:font-name-complex="宋体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宋体" fo:font-size="12pt" fo:font-weight="normal" officeooo:rsid="01bc5c99" officeooo:paragraph-rsid="01d2d6ea" style:letter-kerning="false" style:font-size-asian="12pt" style:font-weight-asian="normal" style:font-name-complex="宋体" style:font-weight-complex="normal"/>
    </style:style>
    <style:style style:name="P17" style:family="paragraph" style:parent-style-name="Standard">
      <style:text-properties fo:color="#000000" loext:opacity="100%" style:font-name="宋体" fo:font-size="12pt" fo:font-weight="bold" officeooo:rsid="019784db" officeooo:paragraph-rsid="019bb656" style:letter-kerning="false" style:font-size-asian="12pt" style:font-weight-asian="bold" style:font-name-complex="宋体" style:font-weight-complex="bold"/>
    </style:style>
    <style:style style:name="P18" style:family="paragraph" style:parent-style-name="Standard">
      <style:text-properties fo:color="#000000" loext:opacity="100%" style:font-name="宋体" fo:font-size="12pt" fo:font-weight="bold" officeooo:rsid="019784db" officeooo:paragraph-rsid="01ad9f37" style:letter-kerning="false" style:font-size-asian="12pt" style:font-weight-asian="bold" style:font-name-complex="宋体" style:font-weight-complex="bold"/>
    </style:style>
    <style:style style:name="P19" style:family="paragraph" style:parent-style-name="Standard">
      <style:text-properties fo:color="#000000" loext:opacity="100%" style:font-name="宋体" fo:font-size="12pt" fo:font-weight="bold" officeooo:rsid="01adc42a" officeooo:paragraph-rsid="01adc42a" style:letter-kerning="false" style:font-size-asian="12pt" style:font-weight-asian="bold" style:font-name-complex="宋体" style:font-weight-complex="bold"/>
    </style:style>
    <style:style style:name="P20" style:family="paragraph" style:parent-style-name="Standard">
      <style:text-properties fo:color="#000000" loext:opacity="100%" style:font-name="宋体" fo:font-size="12pt" fo:font-weight="bold" officeooo:rsid="01adc42a" officeooo:paragraph-rsid="01af77c9" style:letter-kerning="false" style:font-size-asian="12pt" style:font-weight-asian="bold" style:font-name-complex="宋体" style:font-weight-complex="bold"/>
    </style:style>
    <style:style style:name="P21" style:family="paragraph" style:parent-style-name="Standard">
      <style:text-properties fo:color="#000000" loext:opacity="100%" style:font-name="宋体" fo:font-size="12pt" fo:font-weight="bold" officeooo:rsid="01adc42a" officeooo:paragraph-rsid="01b226bf" style:letter-kerning="false" style:font-size-asian="12pt" style:font-weight-asian="bold" style:font-name-complex="宋体" style:font-weight-complex="bold"/>
    </style:style>
    <style:style style:name="P22" style:family="paragraph" style:parent-style-name="Standard">
      <style:text-properties fo:color="#000000" loext:opacity="100%" style:font-name="宋体" fo:font-size="12pt" style:text-underline-style="solid" style:text-underline-type="double" style:text-underline-width="auto" style:text-underline-color="font-color" fo:font-weight="normal" officeooo:rsid="00dd81b9" style:letter-kerning="false" style:font-size-asian="12pt" style:font-weight-asian="normal" style:font-name-complex="宋体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宋体" fo:font-size="18pt" style:text-underline-style="solid" style:text-underline-width="auto" style:text-underline-color="font-color" fo:font-weight="bold" officeooo:rsid="00dd81b9" style:letter-kerning="false" style:font-size-asian="18pt" style:font-weight-asian="bold" style:font-name-complex="宋体" style:font-size-complex="18pt" style:font-weight-complex="bold"/>
    </style:style>
    <style:style style:name="P24" style:family="paragraph" style:parent-style-name="Standard">
      <style:text-properties fo:color="#000000" loext:opacity="100%" officeooo:rsid="01d7051b" officeooo:paragraph-rsid="01da23bc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officeooo:rsid="01d7051b" officeooo:paragraph-rsid="01dd6072"/>
    </style:style>
    <style:style style:name="P26" style:family="paragraph" style:parent-style-name="Standard">
      <style:text-properties fo:color="#000000" loext:opacity="100%" officeooo:paragraph-rsid="01da23bc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officeooo:paragraph-rsid="01dcd590"/>
    </style:style>
    <style:style style:name="P28" style:family="paragraph" style:parent-style-name="Standard">
      <style:text-properties officeooo:rsid="019784db" officeooo:paragraph-rsid="01a31f1c"/>
    </style:style>
    <style:style style:name="P29" style:family="paragraph" style:parent-style-name="Standard">
      <style:text-properties officeooo:rsid="01a27870" officeooo:paragraph-rsid="0193cf05"/>
    </style:style>
    <style:style style:name="P30" style:family="paragraph" style:parent-style-name="Standard">
      <style:text-properties officeooo:paragraph-rsid="01ad9f37"/>
    </style:style>
    <style:style style:name="P31" style:family="paragraph" style:parent-style-name="Standard">
      <style:text-properties officeooo:paragraph-rsid="01c91789"/>
    </style:style>
    <style:style style:name="P32" style:family="paragraph" style:parent-style-name="Standard">
      <style:text-properties officeooo:paragraph-rsid="01cacdd6"/>
    </style:style>
    <style:style style:name="P33" style:family="paragraph" style:parent-style-name="Standard">
      <style:paragraph-properties fo:text-align="start" style:justify-single-word="false"/>
      <style:text-properties officeooo:paragraph-rsid="01dcd590"/>
    </style:style>
    <style:style style:name="P34" style:family="paragraph" style:parent-style-name="Standard">
      <style:paragraph-properties fo:text-align="start" style:justify-single-word="false"/>
      <style:text-properties officeooo:paragraph-rsid="01e4966b"/>
    </style:style>
    <style:style style:name="P35" style:family="paragraph" style:parent-style-name="Standard">
      <style:paragraph-properties fo:text-align="start" style:justify-single-word="false"/>
      <style:text-properties officeooo:paragraph-rsid="01ec2f52"/>
    </style:style>
    <style:style style:name="P36" style:family="paragraph" style:parent-style-name="Standard">
      <style:paragraph-properties fo:text-align="start" style:justify-single-word="false"/>
      <style:text-properties officeooo:rsid="01ec3b7e" officeooo:paragraph-rsid="01ec3b7e"/>
    </style:style>
    <style:style style:name="P37" style:family="paragraph" style:parent-style-name="Standard">
      <style:paragraph-properties fo:text-align="start" style:justify-single-word="false"/>
      <style:text-properties officeooo:rsid="01eecdd3" officeooo:paragraph-rsid="01eecdd3"/>
    </style:style>
    <style:style style:name="P38" style:family="paragraph" style:parent-style-name="Standard">
      <style:paragraph-properties fo:text-align="start" style:justify-single-word="false"/>
      <style:text-properties officeooo:rsid="01eecdd3" officeooo:paragraph-rsid="01f107f1"/>
    </style:style>
    <style:style style:name="P39" style:family="paragraph" style:parent-style-name="Standard">
      <style:paragraph-properties fo:text-align="start" style:justify-single-word="false"/>
      <style:text-properties officeooo:rsid="01eecdd3" officeooo:paragraph-rsid="02066f3e"/>
    </style:style>
    <style:style style:name="P40" style:family="paragraph" style:parent-style-name="Standard">
      <style:paragraph-properties fo:text-align="start" style:justify-single-word="false"/>
      <style:text-properties officeooo:rsid="01eecdd3" officeooo:paragraph-rsid="02068993"/>
    </style:style>
    <style:style style:name="P41" style:family="paragraph" style:parent-style-name="Standard">
      <style:paragraph-properties fo:text-align="start" style:justify-single-word="false"/>
      <style:text-properties officeooo:rsid="01eecdd3" officeooo:paragraph-rsid="02076c08"/>
    </style:style>
    <style:style style:name="P42" style:family="paragraph" style:parent-style-name="Standard">
      <style:paragraph-properties fo:text-align="start" style:justify-single-word="false"/>
      <style:text-properties officeooo:rsid="01f6ae45" officeooo:paragraph-rsid="01f6ae45"/>
    </style:style>
    <style:style style:name="P43" style:family="paragraph" style:parent-style-name="Standard">
      <style:paragraph-properties fo:text-align="start" style:justify-single-word="false"/>
      <style:text-properties officeooo:rsid="01f90578" officeooo:paragraph-rsid="01f90578"/>
    </style:style>
    <style:style style:name="P44" style:family="paragraph" style:parent-style-name="Standard">
      <style:paragraph-properties fo:text-align="start" style:justify-single-word="false"/>
      <style:text-properties officeooo:rsid="01ffb973" officeooo:paragraph-rsid="01ffb973"/>
    </style:style>
    <style:style style:name="P45" style:family="paragraph" style:parent-style-name="Standard">
      <style:paragraph-properties fo:text-align="start" style:justify-single-word="false"/>
      <style:text-properties officeooo:rsid="020d1d56" officeooo:paragraph-rsid="020d1d56"/>
    </style:style>
    <style:style style:name="P46" style:family="paragraph" style:parent-style-name="Standard">
      <style:paragraph-properties fo:text-align="start" style:justify-single-word="false"/>
      <style:text-properties officeooo:rsid="020d1d56" officeooo:paragraph-rsid="02150ec9"/>
    </style:style>
    <style:style style:name="T1" style:family="text">
      <style:text-properties fo:color="#000000" loext:opacity="100%" style:font-name="宋体" fo:font-size="12pt" fo:font-weight="normal" style:letter-kerning="false" style:font-size-asian="12pt" style:font-weight-asian="normal" style:font-name-complex="宋体" style:font-weight-complex="normal"/>
    </style:style>
    <style:style style:name="T2" style:family="text">
      <style:text-properties fo:color="#000000" loext:opacity="100%" style:font-name="宋体" fo:font-size="12pt" fo:font-weight="normal" officeooo:rsid="018acb95" style:letter-kerning="false" style:font-size-asian="12pt" style:font-weight-asian="normal" style:font-name-complex="宋体" style:font-weight-complex="normal"/>
    </style:style>
    <style:style style:name="T3" style:family="text">
      <style:text-properties fo:color="#000000" loext:opacity="100%" style:font-name="宋体" fo:font-size="12pt" fo:font-weight="normal" officeooo:rsid="018d00d4" style:letter-kerning="false" style:font-size-asian="12pt" style:font-weight-asian="normal" style:font-name-complex="宋体" style:font-weight-complex="normal"/>
    </style:style>
    <style:style style:name="T4" style:family="text">
      <style:text-properties fo:color="#000000" loext:opacity="100%" style:font-name="宋体" fo:font-size="12pt" fo:font-weight="normal" officeooo:rsid="01914d41" style:letter-kerning="false" style:font-size-asian="12pt" style:font-weight-asian="normal" style:font-name-complex="宋体" style:font-weight-complex="normal"/>
    </style:style>
    <style:style style:name="T5" style:family="text">
      <style:text-properties fo:color="#000000" loext:opacity="100%" style:font-name="宋体" fo:font-size="12pt" fo:font-weight="normal" officeooo:rsid="019a74b8" style:letter-kerning="false" style:font-size-asian="12pt" style:font-weight-asian="normal" style:font-name-complex="宋体" style:font-weight-complex="normal"/>
    </style:style>
    <style:style style:name="T6" style:family="text">
      <style:text-properties fo:color="#000000" loext:opacity="100%" style:font-name="宋体" fo:font-size="12pt" fo:font-weight="normal" officeooo:rsid="019b5e70" style:letter-kerning="false" style:font-size-asian="12pt" style:font-weight-asian="normal" style:font-name-complex="宋体" style:font-weight-complex="normal"/>
    </style:style>
    <style:style style:name="T7" style:family="text">
      <style:text-properties fo:color="#000000" loext:opacity="100%" style:font-name="宋体" fo:font-size="12pt" fo:font-weight="normal" officeooo:rsid="01b145ce" style:letter-kerning="false" style:font-size-asian="12pt" style:font-weight-asian="normal" style:font-name-complex="宋体" style:font-weight-complex="normal"/>
    </style:style>
    <style:style style:name="T8" style:family="text">
      <style:text-properties fo:color="#000000" loext:opacity="100%" style:font-name="宋体" fo:font-size="12pt" fo:font-weight="normal" officeooo:rsid="01d7051b" style:letter-kerning="false" style:font-size-asian="12pt" style:font-weight-asian="normal" style:font-name-complex="宋体" style:font-weight-complex="normal"/>
    </style:style>
    <style:style style:name="T9" style:family="text">
      <style:text-properties fo:color="#000000" loext:opacity="100%" style:font-name="宋体" fo:font-size="12pt" fo:font-weight="normal" officeooo:rsid="01e65f12" style:letter-kerning="false" style:font-size-asian="12pt" style:font-weight-asian="normal" style:font-name-complex="宋体" style:font-weight-complex="normal"/>
    </style:style>
    <style:style style:name="T10" style:family="text">
      <style:text-properties fo:color="#000000" loext:opacity="100%" style:font-name="宋体" fo:font-size="12pt" fo:font-weight="normal" officeooo:rsid="01e7d864" style:letter-kerning="false" style:font-size-asian="12pt" style:font-weight-asian="normal" style:font-name-complex="宋体" style:font-weight-complex="normal"/>
    </style:style>
    <style:style style:name="T11" style:family="text">
      <style:text-properties fo:color="#000000" loext:opacity="100%" style:font-name="宋体" fo:font-size="12pt" fo:font-weight="normal" officeooo:rsid="01e8dd69" style:letter-kerning="false" style:font-size-asian="12pt" style:font-weight-asian="normal" style:font-name-complex="宋体" style:font-weight-complex="normal"/>
    </style:style>
    <style:style style:name="T12" style:family="text">
      <style:text-properties fo:color="#000000" loext:opacity="100%" style:font-name="宋体" fo:font-size="12pt" fo:font-weight="normal" officeooo:rsid="01ea6b97" style:letter-kerning="false" style:font-size-asian="12pt" style:font-weight-asian="normal" style:font-name-complex="宋体" style:font-weight-complex="normal"/>
    </style:style>
    <style:style style:name="T13" style:family="text">
      <style:text-properties fo:color="#000000" loext:opacity="100%" style:font-name="宋体" fo:font-size="12pt" fo:font-weight="normal" officeooo:rsid="01f599f0" style:letter-kerning="false" style:font-size-asian="12pt" style:font-weight-asian="normal" style:font-name-complex="宋体" style:font-weight-complex="normal"/>
    </style:style>
    <style:style style:name="T14" style:family="text">
      <style:text-properties fo:color="#000000" loext:opacity="100%" style:font-name="宋体" fo:font-size="12pt" fo:font-weight="normal" officeooo:rsid="01ffb973" style:letter-kerning="false" style:font-size-asian="12pt" style:font-weight-asian="normal" style:font-name-complex="宋体" style:font-weight-complex="normal"/>
    </style:style>
    <style:style style:name="T15" style:family="text">
      <style:text-properties fo:color="#000000" loext:opacity="100%" style:font-name="宋体" fo:font-size="12pt" fo:font-weight="normal" officeooo:rsid="0200fee3" style:letter-kerning="false" style:font-size-asian="12pt" style:font-weight-asian="normal" style:font-name-complex="宋体" style:font-weight-complex="normal"/>
    </style:style>
    <style:style style:name="T16" style:family="text">
      <style:text-properties fo:color="#000000" loext:opacity="100%" style:font-name="宋体" fo:font-size="12pt" fo:font-weight="normal" officeooo:rsid="02077047" style:letter-kerning="false" style:font-size-asian="12pt" style:font-weight-asian="normal" style:font-name-complex="宋体" style:font-weight-complex="normal"/>
    </style:style>
    <style:style style:name="T17" style:family="text">
      <style:text-properties fo:color="#000000" loext:opacity="100%" style:font-name="宋体" fo:font-size="12pt" fo:font-weight="normal" officeooo:rsid="020a8e27" style:letter-kerning="false" style:font-size-asian="12pt" style:font-weight-asian="normal" style:font-name-complex="宋体" style:font-weight-complex="normal"/>
    </style:style>
    <style:style style:name="T18" style:family="text">
      <style:text-properties fo:color="#000000" loext:opacity="100%" style:font-name="宋体" fo:font-size="12pt" fo:font-weight="normal" officeooo:rsid="02135f8c" style:letter-kerning="false" style:font-size-asian="12pt" style:font-weight-asian="normal" style:font-name-complex="宋体" style:font-weight-complex="normal"/>
    </style:style>
    <style:style style:name="T19" style:family="text">
      <style:text-properties fo:color="#000000" loext:opacity="100%" style:font-name="宋体" fo:font-size="10.5pt" fo:font-weight="normal" officeooo:rsid="018d00d4" style:letter-kerning="false" style:font-size-asian="10.5pt" style:font-weight-asian="normal" style:font-name-complex="宋体" style:font-size-complex="10.5pt" style:font-weight-complex="normal"/>
    </style:style>
    <style:style style:name="T20" style:family="text">
      <style:text-properties fo:color="#000000" loext:opacity="100%" style:font-name="宋体" fo:font-size="10.5pt" fo:font-weight="normal" officeooo:rsid="018acb95" style:letter-kerning="false" style:font-size-asian="10.5pt" style:font-weight-asian="normal" style:font-name-complex="宋体" style:font-size-complex="10.5pt" style:font-weight-complex="normal"/>
    </style:style>
    <style:style style:name="T21" style:family="text">
      <style:text-properties fo:color="#000000" loext:opacity="100%" style:font-name="宋体" fo:font-size="10.5pt" fo:font-weight="normal" officeooo:rsid="01914d41" style:letter-kerning="false" style:font-size-asian="10.5pt" style:font-weight-asian="normal" style:font-name-complex="宋体" style:font-size-complex="10.5pt" style:font-weight-complex="normal"/>
    </style:style>
    <style:style style:name="T22" style:family="text">
      <style:text-properties fo:color="#000000" loext:opacity="100%" style:font-name="宋体" fo:font-size="10.5pt" fo:font-weight="normal" officeooo:rsid="01a8763e" style:letter-kerning="false" style:font-size-asian="10.5pt" style:font-weight-asian="normal" style:font-name-complex="宋体" style:font-size-complex="10.5pt" style:font-weight-complex="normal"/>
    </style:style>
    <style:style style:name="T23" style:family="text">
      <style:text-properties fo:color="#000000" loext:opacity="100%" style:font-name="宋体" fo:font-size="10.5pt" fo:font-weight="normal" officeooo:rsid="01aa1e2f" style:letter-kerning="false" style:font-size-asian="10.5pt" style:font-weight-asian="normal" style:font-name-complex="宋体" style:font-size-complex="10.5pt" style:font-weight-complex="normal"/>
    </style:style>
    <style:style style:name="T24" style:family="text">
      <style:text-properties fo:color="#000000" loext:opacity="100%" style:font-name="宋体" fo:font-size="10.5pt" fo:font-weight="normal" officeooo:rsid="01ab075f" style:letter-kerning="false" style:font-size-asian="10.5pt" style:font-weight-asian="normal" style:font-name-complex="宋体" style:font-size-complex="10.5pt" style:font-weight-complex="normal"/>
    </style:style>
    <style:style style:name="T25" style:family="text">
      <style:text-properties fo:color="#000000" loext:opacity="100%" style:font-name="宋体" fo:font-size="10.5pt" fo:font-weight="normal" officeooo:rsid="01abddfc" style:letter-kerning="false" style:font-size-asian="10.5pt" style:font-weight-asian="normal" style:font-name-complex="宋体" style:font-size-complex="10.5pt" style:font-weight-complex="normal"/>
    </style:style>
    <style:style style:name="T26" style:family="text">
      <style:text-properties style:font-name="宋体" fo:font-size="12pt" fo:font-weight="normal" officeooo:rsid="01d7051b" style:letter-kerning="false" style:font-size-asian="12pt" style:font-weight-asian="normal" style:font-name-complex="宋体" style:font-weight-complex="normal"/>
    </style:style>
    <style:style style:name="T27" style:family="text">
      <style:text-properties officeooo:rsid="018acb95"/>
    </style:style>
    <style:style style:name="T28" style:family="text">
      <style:text-properties fo:font-size="10.5pt" officeooo:rsid="018acb95" style:font-size-asian="10.5pt" style:font-size-complex="10.5pt"/>
    </style:style>
    <style:style style:name="T29" style:family="text">
      <style:text-properties fo:font-size="10.5pt" officeooo:rsid="018d00d4" style:font-size-asian="10.5pt" style:font-size-complex="10.5pt"/>
    </style:style>
    <style:style style:name="T30" style:family="text">
      <style:text-properties fo:font-size="10.5pt" officeooo:rsid="01914d41" style:font-size-asian="10.5pt" style:font-size-complex="10.5pt"/>
    </style:style>
    <style:style style:name="T31" style:family="text">
      <style:text-properties fo:font-size="10.5pt" fo:font-weight="normal" officeooo:rsid="01914d41" style:font-size-asian="10.5pt" style:font-weight-asian="normal" style:font-size-complex="10.5pt" style:font-weight-complex="normal"/>
    </style:style>
    <style:style style:name="T32" style:family="text">
      <style:text-properties officeooo:rsid="0198a7e6"/>
    </style:style>
    <style:style style:name="T33" style:family="text">
      <style:text-properties officeooo:rsid="019916df"/>
    </style:style>
    <style:style style:name="T34" style:family="text">
      <style:text-properties officeooo:rsid="01ce1b4e"/>
    </style:style>
    <style:style style:name="T35" style:family="text">
      <style:text-properties officeooo:rsid="01d7051b"/>
    </style:style>
  </office:automatic-styles>
  <office:body>
    <office:text text:use-soft-page-breaks="true">
      <office:forms form:automatic-focus="false" form:apply-design-mode="false">
        <form:form form:name="表单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《Python程序设计》第一次课笔记</text:p>
      <text:p text:style-name="P3"/>
      <text:p text:style-name="P3">课程介绍</text:p>
      <text:p text:style-name="P5">++++++++++++++++++++++++++++++++++++++++++++++++++++++++++++++++++++</text:p>
      <text:p text:style-name="P1">教师：周靖轩 </text:p>
      <text:p text:style-name="P1">联系方式：375857537</text:p>
      <text:p text:style-name="P5">++++++++++++++++++++++++++++++++++++++++++++++++++++++++++++++++++++<text:line-break/>笔记和作业链接：https://godblesschina.github.io/pythonjichu/</text:p>
      <text:p text:style-name="P4">++++++++++++++++++++++++++++++++++++++++++++++++++++++++++++++++++++</text:p>
      <text:p text:style-name="P1"/>
      <text:p text:style-name="P2"/>
      <text:p text:style-name="P1"/>
      <text:p text:style-name="Standard">绪论</text:p>
      <table:table table:name="表格5" table:style-name="表格5">
        <table:table-column table:style-name="表格5.A"/>
        <table:table-row table:style-name="TableLine2433186106224">
          <table:table-cell table:style-name="表格5.A1" office:value-type="string">
            <text:p text:style-name="P31">1 Python环境配置、Pycharm快捷键等</text:p>
          </table:table-cell>
        </table:table-row>
        <table:table-row table:style-name="TableLine2435175789456">
          <table:table-cell table:style-name="表格5.A2" office:value-type="string">
            <text:p text:style-name="P32">2 <text:span text:style-name="T34">print、字符串引号、注释</text:span></text:p>
          </table:table-cell>
        </table:table-row>
        <table:table-row table:style-name="TableLine2433195505600">
          <table:table-cell table:style-name="表格5.A2" office:value-type="string">
            <text:p text:style-name="P26">3 <text:span text:style-name="T35">python命名规范、缩进 </text:span></text:p>
          </table:table-cell>
        </table:table-row>
        <table:table-row table:style-name="TableLine2433195503872">
          <table:table-cell table:style-name="表格5.A2" office:value-type="string">
            <text:p text:style-name="P24">4 变量和数据类型、运算符</text:p>
          </table:table-cell>
        </table:table-row>
        <table:table-row table:style-name="TableLine2433195500416">
          <table:table-cell table:style-name="表格5.A2" office:value-type="string">
            <text:p text:style-name="P6">5 作业</text:p>
          </table:table-cell>
        </table:table-row>
      </table:table>
      <text:p text:style-name="Standard"/>
      <text:p text:style-name="P7"/>
      <text:p text:style-name="P23">1 Python环境配置</text:p>
      <text:p text:style-name="P7"/>
      <text:p text:style-name="P17">pycharm环境:<text:span text:style-name="T33">python+pycharm</text:span></text:p>
      <text:p text:style-name="P20">1) 安装python</text:p>
      <text:p text:style-name="P20">2) 安装<text:span text:style-name="T33">pycharm</text:span></text:p>
      <text:p text:style-name="P8">python下载地址:python.org</text:p>
      <text:p text:style-name="P8">pycharm下载地址:<text:a xlink:type="simple" xlink:href="https://www.jetbrains.com/pycharm/download/#section=windows" text:style-name="Internet_20_link" text:visited-style-name="Visited_20_Internet_20_Link">https://www.jetbrains.com/pycharm/download/#section=windows</text:a></text:p>
      <text:p text:style-name="P8">该环境介绍</text:p>
      <text:p text:style-name="P10">1）创建工程</text:p>
      <text:p text:style-name="P10">2）创建Python脚本</text:p>
      <text:p text:style-name="P10">3）执行</text:p>
      <text:p text:style-name="P8">---------------------------------------------------------------------------</text:p>
      <text:p text:style-name="P8"/>
      <text:p text:style-name="P18">jupyter环境:<text:span text:style-name="T32">Python+</text:span><text:span text:style-name="T28">ju</text:span><text:span text:style-name="T29">pyter</text:span><text:span text:style-name="T32">+浏览器</text:span></text:p>
      <text:p text:style-name="P19">1) 安装python</text:p>
      <text:p text:style-name="P19">2) 安装<text:span text:style-name="T28">ju</text:span><text:span text:style-name="T29">pyter</text:span><text:span text:style-name="T32">+浏览器</text:span></text:p>
      <text:p text:style-name="P9">python第三包下载地址: pypi.org</text:p>
      <text:p text:style-name="P30"><text:span text:style-name="T4">pip 国内镜像：</text:span><text:span text:style-name="T3"> </text:span><text:span text:style-name="T4">-i </text:span><text:a xlink:type="simple" xlink:href="https://pypi.tuna.tsinghua.edu.cn/simple" text:style-name="Internet_20_link" text:visited-style-name="Visited_20_Internet_20_Link">https://pypi.tuna.tsinghua.edu.cn/simple</text:a></text:p>
      <text:p text:style-name="P30"><text:span text:style-name="T2">ju</text:span><text:span text:style-name="T3">pyter</text:span><text:span text:style-name="T7">安装</text:span><text:span text:style-name="T3">：</text:span><text:span text:style-name="T19">pip install </text:span><text:span text:style-name="T20">ju</text:span><text:span text:style-name="T19">pyter notebook </text:span><text:span text:style-name="T21">-i </text:span><text:a xlink:type="simple" xlink:href="https://pypi.tuna.tsinghua.edu.cn/simple" text:style-name="Internet_20_link" text:visited-style-name="Visited_20_Internet_20_Link">https://pypi.tuna.tsinghua.edu.cn/simple</text:a></text:p>
      <text:p text:style-name="P9"><text:span text:style-name="T30">该环境介绍</text:span></text:p>
      <text:p text:style-name="P11">1）创建Python脚本</text:p>
      <text:p text:style-name="P11"><text:span text:style-name="T30">2）执行</text:span></text:p>
      <text:p text:style-name="P12"><text:span text:style-name="T30">---------------------------------------------------------------------------</text:span></text:p>
      <text:p text:style-name="P22"/>
      <text:p text:style-name="P14"><text:soft-page-break/>cmd环境:Python+CMD <text:span text:style-name="T27">该环境介绍</text:span></text:p>
      <text:p text:style-name="P12">---------------------------------------------------------------------------</text:p>
      <text:p text:style-name="P28"><text:span text:style-name="T1">IDLE环境：</text:span><text:span text:style-name="T5">python</text:span><text:span text:style-name="T6">3</text:span><text:span text:style-name="T5">自带 </text:span><text:span text:style-name="T2">该环境介绍</text:span></text:p>
      <text:p text:style-name="P12"><text:span text:style-name="T21">---------------------------------------------------------------------------</text:span></text:p>
      <text:p text:style-name="P29"><text:span text:style-name="T21">记事本环境：Python + </text:span><text:span text:style-name="T25">windows</text:span><text:span text:style-name="T21">记事本/no</text:span><text:span text:style-name="T23">tepad++/</text:span><text:span text:style-name="T24">IDLE</text:span></text:p>
      <text:p text:style-name="P21">1) 安装python</text:p>
      <text:p text:style-name="P21"><text:span text:style-name="T24">2) 安装</text:span><text:span text:style-name="T31">记事本</text:span></text:p>
      <text:p text:style-name="P29"><text:span text:style-name="T21">手动执行python脚本</text:span></text:p>
      <text:p text:style-name="P12"><text:span text:style-name="T21">---------------------------------------------------------------------------</text:span></text:p>
      <text:p text:style-name="P29"><text:span text:style-name="T21"/></text:p>
      <text:p text:style-name="P29"><text:span text:style-name="T21">其它环境：</text:span><text:span text:style-name="T22">vi、vscode等不作介绍。</text:span></text:p>
      <text:p text:style-name="P13"><text:span text:style-name="T22">---------------------------------------------------------------------------</text:span></text:p>
      <text:p text:style-name="P15"/>
      <text:p text:style-name="P15"/>
      <text:p text:style-name="P16">2 <text:span text:style-name="T34">print、字符串引号、注释</text:span></text:p>
      <text:p text:style-name="P16"/>
      <text:p text:style-name="P27"><text:span text:style-name="T26">3 python命名规范、缩进 </text:span></text:p>
      <text:p text:style-name="P27"><text:span text:style-name="T26"/></text:p>
      <text:p text:style-name="P25"><text:span text:style-name="T26">4 变量和数据类型、运算符</text:span></text:p>
      <text:p text:style-name="P33"><text:span text:style-name="T8">整数的运算 +-*/ ** % //</text:span></text:p>
      <text:p text:style-name="P34"><text:span text:style-name="T8">小数的运算 +-*/</text:span></text:p>
      <text:p text:style-name="P34"><text:span text:style-name="T8">字符串的运算 + 字符串乘以整数 </text:span></text:p>
      <text:p text:style-name="P34"><text:span text:style-name="T8"/></text:p>
      <text:p text:style-name="P34"><text:span text:style-name="T8">查看数据的类型：</text:span></text:p>
      <text:p text:style-name="P34"><text:span text:style-name="T8"><text:tab/></text:span><text:span text:style-name="T9">type函数</text:span></text:p>
      <text:p text:style-name="P34"><text:span text:style-name="T9"><text:tab/>debug调试</text:span></text:p>
      <text:p text:style-name="P34"><text:span text:style-name="T9"/></text:p>
      <text:p text:style-name="P34"><text:span text:style-name="T9">类型的转换：</text:span></text:p>
      <text:p text:style-name="P34"><text:span text:style-name="T9"><text:tab/></text:span><text:span text:style-name="T10">i = 1O</text:span></text:p>
      <text:p text:style-name="P34"><text:span text:style-name="T10"><text:tab/>i= ‘hello’</text:span></text:p>
      <text:p text:style-name="P34"><text:span text:style-name="T10"><text:tab/></text:span><text:span text:style-name="T11">I = 1.5</text:span></text:p>
      <text:p text:style-name="P34"><text:span text:style-name="T11"><text:tab/>j = int(i)</text:span></text:p>
      <text:p text:style-name="P34"><text:span text:style-name="T9"/></text:p>
      <text:p text:style-name="P34"><text:span text:style-name="T9">复杂类型：</text:span></text:p>
      <text:p text:style-name="P34"><text:span text:style-name="T9"><text:tab/></text:span><text:span text:style-name="T12">arr = [1,2,3]</text:span></text:p>
      <text:p text:style-name="P34"><text:span text:style-name="T12"><text:tab/>arr = {1,2,3}</text:span></text:p>
      <text:p text:style-name="P34"><text:span text:style-name="T12"><text:tab/>arr = (1,2,3)</text:span></text:p>
      <text:p text:style-name="P34"><text:span text:style-name="T12"><text:tab/>arr = {“name”:”张三”}</text:span></text:p>
      <text:p text:style-name="P35"><text:span text:style-name="T8">查看数据的类型：</text:span></text:p>
      <text:p text:style-name="P35"><text:span text:style-name="T8"><text:tab/></text:span><text:span text:style-name="T9">type函数</text:span></text:p>
      <text:p text:style-name="P35"><text:span text:style-name="T9"><text:tab/>debug调试</text:span></text:p>
      <text:p text:style-name="P35"><text:span text:style-name="T9"/></text:p>
      <text:p text:style-name="P35"><text:span text:style-name="T9">其它运算符：</text:span></text:p>
      <text:p text:style-name="P35"><text:span text:style-name="T9"><text:tab/>+= <text:s/>*= <text:s/>-= <text:s/>/= <text:s/>%= <text:s/>**= //=</text:span></text:p>
      <text:p text:style-name="P34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6"><text:soft-page-break/><text:span text:style-name="T8">作业：</text:span></text:p>
      <text:p text:style-name="P36"><text:span text:style-name="T8">1 Python是否万物皆对象？</text:span></text:p>
      <text:p text:style-name="P36"><text:span text:style-name="T8">2 编写Python必须采用面向对象的风格？</text:span></text:p>
      <text:p text:style-name="P36"><text:span text:style-name="T8">3 查找下列代码bug,</text:span><text:span text:style-name="T13">修复之</text:span></text:p>
      <text:p text:style-name="P39"><text:span text:style-name="T8">p</text:span><text:span text:style-name="T1">rint(</text:span><text:span text:style-name="T14">'</text:span><text:span text:style-name="T1">hello”</text:span></text:p>
      <text:p text:style-name="P40"><text:span text:style-name="T8">p</text:span><text:span text:style-name="T1">rint(‘hello</text:span><text:span text:style-name="T14">'</text:span><text:span text:style-name="T1">)</text:span></text:p>
      <text:p text:style-name="P41"><text:span text:style-name="T8">p</text:span><text:span text:style-name="T1">rint(</text:span><text:span text:style-name="T14">'</text:span><text:span text:style-name="T1">hello</text:span><text:span text:style-name="T14">'</text:span><text:span text:style-name="T1">&gt;</text:span></text:p>
      <text:p text:style-name="P38"><text:span text:style-name="T1"/></text:p>
      <text:p text:style-name="P38"><text:span text:style-name="T1">4 k的数据类型是什么?</text:span></text:p>
      <text:p text:style-name="P42"><text:span text:style-name="T1">m = 20</text:span></text:p>
      <text:p text:style-name="P42"><text:span text:style-name="T1">n = 15</text:span></text:p>
      <text:p text:style-name="P42"><text:span text:style-name="T1">k = m/15</text:span></text:p>
      <text:p text:style-name="P37"><text:span text:style-name="T1"/></text:p>
      <text:p text:style-name="P43"><text:span text:style-name="T1">5 </text:span><text:span text:style-name="T14">下列代码中，从第</text:span><text:span text:style-name="T17">2</text:span><text:span text:style-name="T14">行到第5行，k的数据类型分别是什么？</text:span></text:p>
      <text:p text:style-name="P44"><text:span text:style-name="T15">m</text:span><text:span text:style-name="T1"> = </text:span><text:span text:style-name="T16">30</text:span></text:p>
      <text:p text:style-name="P44"><text:span text:style-name="T1">k = m</text:span></text:p>
      <text:p text:style-name="P44"><text:span text:style-name="T1">k = m // 5</text:span></text:p>
      <text:p text:style-name="P44"><text:span text:style-name="T1">k /= 3</text:span></text:p>
      <text:p text:style-name="P44"><text:span text:style-name="T1">k = int(k)*'hello'</text:span></text:p>
      <text:p text:style-name="P44"><text:span text:style-name="T1"/></text:p>
      <text:p text:style-name="P46"><text:span text:style-name="T1">6 翻译</text:span><text:span text:style-name="T18">(任选一段话翻译,</text:span><text:span text:style-name="T1">来源网址: </text:span><text:a xlink:type="simple" xlink:href="https://www.python.org/about/" text:style-name="Internet_20_link" text:visited-style-name="Visited_20_Internet_20_Link">https://www.python.org/about/</text:a><text:span text:style-name="T18">)</text:span><text:span text:style-name="T1">：</text:span></text:p>
      <text:p text:style-name="P45"><text:span text:style-name="T1"/></text:p>
      <text:p text:style-name="P45"><text:span text:style-name="T1">Python can be easy to pick up whether you're a first time programmer or you're experienced with other languages. The following pages are a useful first step to get on your way writing programs with Python! </text:span></text:p>
      <text:p text:style-name="P45"><text:span text:style-name="T1"/></text:p>
      <text:p text:style-name="P45"/>
      <text:p text:style-name="P45">The community hosts conferences and meetups, collaborates on code, and much more. Python's documentation will help you along the way, and the mailing lists will keep you in touch. </text:p>
      <text:p text:style-name="P45"/>
      <text:p text:style-name="P45">The <text:a xlink:type="simple" xlink:href="https://pypi.python.org/" text:style-name="Internet_20_link" text:visited-style-name="Visited_20_Internet_20_Link">Python Package Index (PyPI)</text:a> hosts thousands of third-party modules for Python. Both Python's standard library and the community-contributed modules allow for endless possibilities. </text:p>
      <text:p text:style-name="P45"/>
      <text:p text:style-name="P45">Python is developed under an OSI-approved open source license, making it freely usable and distributable, even for commercial use. Python's license is administered by the <text:a xlink:type="simple" xlink:href="https://www.python.org/psf" text:style-name="Internet_20_link" text:visited-style-name="Visited_20_Internet_20_Link">Python Software Foundation</text:a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Gotham SSm" svg:font-family="'Gotham SSm', 'PingFang SC', 'Microsoft YaHei', apple-system, BlinkMacSystemFont, 'Segoe UI', Roboto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6T22:47:20.771000000</dc:date>
    <meta:editing-duration>PT5H47M10S</meta:editing-duration>
    <meta:editing-cycles>368</meta:editing-cycles>
    <meta:generator>LibreOffice/7.3.2.2$Windows_X86_64 LibreOffice_project/49f2b1bff42cfccbd8f788c8dc32c1c309559be0</meta:generator>
    <meta:document-statistic meta:table-count="1" meta:image-count="0" meta:object-count="0" meta:page-count="3" meta:paragraph-count="91" meta:word-count="658" meta:character-count="2675" meta:non-whitespace-character-count="2454"/>
  </office:meta>
</office:document-meta>
</file>